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ventaire des commissions :</text:p>
      <text:list xml:id="list34705745" text:style-name="L3">
        <text:list-item>
          <text:list>
            <text:list-item>
              <text:p text:style-name="P3">Gestion des clubs</text:p>
            </text:list-item>
            <text:list-item>
              <text:p text:style-name="P3">arbitrage</text:p>
            </text:list-item>
            <text:list-item>
              <text:p text:style-name="P3">sanctions</text:p>
            </text:list-item>
            <text:list-item>
              <text:p text:style-name="P3">marketing</text:p>
            </text:list-item>
            <text:list-item>
              <text:p text:style-name="P3">licences</text:p>
            </text:list-item>
            <text:list-item>
              <text:p text:style-name="P3">compétition</text:p>
            </text:list-item>
          </text:list>
        </text:list-item>
      </text:list>
      <text:p text:style-name="Standard"/>
      <text:p text:style-name="Standard">Inventaire des flux :</text:p>
      <text:p text:style-name="Standard">Les demandes de licence doivent être faites de fin mai à 1 mois avant la reprise. Passé ce délai, uniquement les demande de nouvelles licence pour cause de blessure en équipe nationale seront acceptées. 1 mois avant la reprise, la commission des licences envoie au club la liste des licences acceptées et refusées. Ces derniers ont l'obligation de retourner le paiement de la licence sous 3 semaine. Passé ces 3 semaines, la commission des licences envoie les licences aux différents clubs.</text:p>
      <text:p text:style-name="Standard"/>
      <text:p text:style-name="Standard">Pour une <text:span text:style-name="T1">demande de licence</text:span> :;</text:p>
      <text:list xml:id="list34560886" text:style-name="L1">
        <text:list-item>
          <text:list>
            <text:list-item>
              <text:p text:style-name="P1">Cas licence amateur :</text:p>
              <text:list>
                <text:list-item>
                  <text:p text:style-name="P1">Demande de licence directement à la commission des licences.</text:p>
                </text:list-item>
              </text:list>
            </text:list-item>
            <text:list-item>
              <text:p text:style-name="P1">Cas licences pro :</text:p>
              <text:list>
                <text:list-item>
                  <text:p text:style-name="P1">Demande de licence directement à la commission des licences.</text:p>
                </text:list-item>
                <text:list-item>
                  <text:p text:style-name="P1">Ajout du contrat (de travail) dont salaire.</text:p>
                </text:list-item>
                <text:list-item>
                  <text:p text:style-name="P1">contrôle de la commission de gestion sur l'endettement des clubs.</text:p>
                </text:list-item>
                <text:list-item>
                  <text:p text:style-name="P1">Après approbation de la commission de gestion, accord de la licence.</text:p>
                </text:list-item>
              </text:list>
            </text:list-item>
          </text:list>
        </text:list-item>
      </text:list>
      <text:p text:style-name="Standard"/>
      <text:p text:style-name="Standard">La commission de contrôle de gestion demande un bilan financier de l'année en cours ainsi qu'un bilan prévisionnel pour l'année à venir afin de contrôler si les clubs ne s'endettent pas en démarchant des nouveaux joueurs.</text:p>
      <text:p text:style-name="Standard"/>
      <text:p text:style-name="Standard">Les contrats pro et les licences sont valable une année sportive.(de début/mi septembre à fin mai)</text:p>
      <text:p text:style-name="Standard"/>
      <text:p text:style-name="Standard">Les données des arbitres :</text:p>
      <text:list xml:id="list34615347" text:style-name="L2">
        <text:list-item>
          <text:list>
            <text:list-item>
              <text:p text:style-name="P2">envoi par fax de feuille de match + rapport d'arbitrage</text:p>
            </text:list-item>
            <text:list-item>
              <text:p text:style-name="P2">copie envoyée par courrier</text:p>
            </text:list-item>
            <text:list-item>
              <text:p text:style-name="P2">copie gardée par les arbitres (ne pas représenter dans le modèle de flux)</text:p>
            </text:list-item>
          </text:list>
        </text:list-item>
      </text:list>
      <text:p text:style-name="Standard"/>
      <text:p text:style-name="Standard">Le commission contrôle les feuilles de matchs et communique les résultats ainsi que le nouveau classement aux médias via la commission marketing.</text:p>
      <text:p text:style-name="Standard"/>
      <text:p text:style-name="Standard">La commission marketing fait office d'intermédiaire entre les différentes commissions et les médias et se charge de démarcher des sponsors potentiels afin de financer la LNSR. Elle contacte les potentiels annonceurs 6 maxi avant juin. Un contrat avec un annonceur a une durée d'une année sportive.</text:p>
      <text:p text:style-name="Standard"/>
      <text:p text:style-name="Standard">Commission des sanctions analyse les rapports d'arbitrages, conserve les historiques des sanctions. Se réuni le mercredi. Les sanctions peuvent être matchs/périodes de suspension. Une fois la réunion du mercredi achevée, elle envoi aux clubs concernés les sanctions encourus par les joueurs. Les clubs ont 4 jours pour faire appel. Un appel n'est pas suspensif. Les joueurs ne peuvent pas jouer en attendant l'appel, le mercredi suivant. Elle communique ses décision aux média via la commission marketing.</text:p>
      <text:p text:style-name="Standard"/>
      <text:p text:style-name="Standard"/>
      <text:p text:style-name="Standard"><text:soft-page-break/></text:p>
      <text:p text:style-name="Standard">Commission de compétition : calendrier</text:p>
      <text:p text:style-name="Standard">Elle doit prévoir :</text:p>
      <text:list xml:id="list35231774" text:style-name="L4">
        <text:list-item>
          <text:list>
            <text:list-item>
              <text:p text:style-name="P4">18 matchs de poules</text:p>
            </text:list-item>
            <text:list-item>
              <text:p text:style-name="P4">phases finales cb ?</text:p>
            </text:list-item>
            <text:list-item>
              <text:p text:style-name="P4">WE de rattrapage cb ?</text:p>
            </text:list-item>
            <text:list-item>
              <text:p text:style-name="P4">6 WE de compétition européenne</text:p>
            </text:list-item>
            <text:list-item>
              <text:p text:style-name="P4">5-6 matchs équipe nationale</text:p>
            </text:list-item>
          </text:list>
        </text:list-item>
      </text:list>
      <text:p text:style-name="Standard">Le calendrier de l'année suivante est connu en mars et est communiquer en juil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9-23T14:33:31</meta:creation-date>
    <meta:print-date>2011-09-23T15:12:08.30</meta:print-date>
    <dc:date>2011-09-23T15:20:05.94</dc:date>
    <meta:editing-duration>PT00H30M11S</meta:editing-duration>
    <meta:editing-cycles>6</meta:editing-cycles>
    <meta:generator>OpenOffice.org/3.1$Win32 OpenOffice.org_project/310m11$Build-9399</meta:generator>
    <meta:document-statistic meta:table-count="0" meta:image-count="0" meta:object-count="0" meta:page-count="2" meta:paragraph-count="34" meta:word-count="451" meta:character-count="2688"/>
  </office:meta>
</office:document-meta>
</file>